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-dash="Fine_20_Dashed"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stroke-dash="Fine_20_Dashed"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-dash="Fine_20_Dashed"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draw:stroke-dash="Fine_20_Dashed" svg:stroke-width="0.05cm" svg:stroke-color="#000000" draw:marker-start-width="0.125cm" draw:marker-end-width="0.125cm" draw:fill="none" draw:fill-color="#ffffff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-dash="Fine_20_Dashed" svg:stroke-width="0.05cm" svg:stroke-color="#000000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-dash="Fine_20_Dashed" svg:stroke-width="0.05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stroke-dash="Fine_20_Dashed" svg:stroke-width="0.05cm" svg:stroke-color="#000000" draw:fill="none" draw:fill-color="#ffffff" fo:min-height="0.4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1cm" svg:stroke-color="#0000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fo:min-height="0.5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fo:min-height="0.8cm" fo:padding-top="0.175cm" fo:padding-bottom="0.175cm" fo:padding-left="0.3cm" fo:padding-right="0.3cm"/>
    </style:style>
    <style:style style:name="gr13" style:family="graphic" style:parent-style-name="objectwithoutfill">
      <style:graphic-properties draw:stroke="dash" draw:stroke-dash="Fine_20_Dashed"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width="0.1cm" svg:stroke-color="#000000" draw:fill="none" draw:fill-color="#ffffff" fo:min-height="0.2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fill="none" draw:fill-color="#ffffff" fo:min-height="0.3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color="#666666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666666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cm" svg:height="13.8cm" svg:x="7.682cm" svg:y="3.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7cm" svg:y1="4.5cm" svg:x2="22.7cm" svg:y2="4.5cm">
            <text:p/>
          </draw:line>
          <draw:g>
            <draw:custom-shape draw:style-name="gr3" draw:text-style-name="P1" draw:layer="layout" svg:width="1.9cm" svg:height="0.5cm" svg:x="20.4cm" svg:y="3.7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21cm" svg:y1="4.2cm" svg:x2="21cm" svg:y2="3.7cm">
              <text:p/>
            </draw:line>
            <draw:line draw:style-name="gr2" draw:text-style-name="P1" draw:layer="layout" svg:x1="21.7cm" svg:y1="4.2cm" svg:x2="21.7cm" svg:y2="3.7cm">
              <text:p/>
            </draw:line>
          </draw:g>
          <draw:line draw:style-name="gr4" draw:text-style-name="P1" draw:layer="layout" svg:x1="21.8cm" svg:y1="3.8cm" svg:x2="22.2cm" svg:y2="4.1cm">
            <text:p/>
          </draw:line>
          <draw:line draw:style-name="gr4" draw:text-style-name="P1" draw:layer="layout" svg:x1="21.8cm" svg:y1="4.1cm" svg:x2="22.2cm" svg:y2="3.8cm">
            <text:p/>
          </draw:line>
          <draw:line draw:style-name="gr5" draw:text-style-name="P1" draw:layer="layout" svg:x1="20.5cm" svg:y1="4.1cm" svg:x2="20.9cm" svg:y2="4.1cm">
            <text:p/>
          </draw:line>
          <draw:custom-shape draw:style-name="gr6" draw:text-style-name="P1" draw:layer="layout" svg:width="0.5cm" svg:height="0.3cm" svg:x="21.1cm" svg:y="3.8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" draw:layer="layout" svg:width="9.1cm" svg:height="0.7cm" svg:x="7.9cm" svg:y="3.8cm">
            <draw:text-box>
              <text:p text:style-name="P2"><text:s/>Product Search Interface</text:p>
            </draw:text-box>
          </draw:frame>
        </draw:g>
        <draw:custom-shape draw:style-name="gr8" draw:text-style-name="P1" draw:layer="layout" svg:width="2.9cm" svg:height="9.5cm" svg:x="7.7cm" svg:y="5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1cm" svg:height="2.3cm" svg:x="14.9cm" svg:y="5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1cm" svg:height="2.3cm" svg:x="18.7cm" svg:y="5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1cm" svg:height="2.3cm" svg:x="11.2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1cm" svg:height="2.3cm" svg:x="14.9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1cm" svg:height="2.3cm" svg:x="18.7cm" svg:y="8.5cm">
          <text:p/>
          <draw:enhanced-geometry svg:viewBox="0 0 21600 21600" draw:type="rectangle" draw:enhanced-path="M 0 0 L 21600 0 21600 21600 0 21600 0 0 Z N"/>
        </draw:custom-shape>
        <draw:g>
          <draw:custom-shape draw:style-name="gr8" draw:text-style-name="P1" draw:layer="layout" svg:width="3.1cm" svg:height="2.3cm" svg:x="11.2cm" svg:y="5.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1cm" svg:height="0.5cm" svg:x="11.2cm" svg:y="7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3.1cm" svg:height="2.3cm" svg:x="14.9cm" svg:y="5.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1cm" svg:height="0.5cm" svg:x="14.9cm" svg:y="7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3.1cm" svg:height="2.3cm" svg:x="18.7cm" svg:y="5.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1cm" svg:height="0.5cm" svg:x="18.7cm" svg:y="7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3.1cm" svg:height="2.3cm" svg:x="11.2cm" svg:y="8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1cm" svg:height="0.5cm" svg:x="11.2cm" svg:y="10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3.1cm" svg:height="2.3cm" svg:x="14.9cm" svg:y="8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1cm" svg:height="0.5cm" svg:x="14.9cm" svg:y="10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3.1cm" svg:height="2.3cm" svg:x="18.7cm" svg:y="8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1cm" svg:height="0.5cm" svg:x="18.7cm" svg:y="10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3.1cm" svg:height="2.3cm" svg:x="11.2cm" svg:y="11.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1cm" svg:height="0.5cm" svg:x="11.2cm" svg:y="14.2cm">
            <text:p/>
            <draw:enhanced-geometry svg:viewBox="0 0 21600 21600" draw:type="rectangle" draw:enhanced-path="M 0 0 L 21600 0 21600 21600 0 21600 0 0 Z N"/>
          </draw:custom-shape>
        </draw:g>
        <draw:frame draw:style-name="gr9" draw:layer="layout" svg:width="0.602cm" svg:height="1.062cm" svg:x="12.5cm" svg:y="7.7cm">
          <draw:text-box>
            <text:p/>
          </draw:text-box>
        </draw:frame>
        <draw:frame draw:style-name="gr10" draw:text-style-name="P2" draw:layer="layout" svg:width="3.1cm" svg:height="0.85cm" svg:x="12cm" svg:y="7.35cm">
          <draw:text-box>
            <text:p text:style-name="P2"><text:span text:style-name="T1">Dog</text:span></text:p>
          </draw:text-box>
        </draw:frame>
        <draw:frame draw:style-name="gr10" draw:text-style-name="P2" draw:layer="layout" svg:width="3.1cm" svg:height="0.85cm" svg:x="15.8cm" svg:y="7.35cm">
          <draw:text-box>
            <text:p text:style-name="P2"><text:span text:style-name="T1">Cat</text:span></text:p>
          </draw:text-box>
        </draw:frame>
        <draw:frame draw:style-name="gr10" draw:text-style-name="P2" draw:layer="layout" svg:width="3.1cm" svg:height="0.85cm" svg:x="19.6cm" svg:y="7.35cm">
          <draw:text-box>
            <text:p text:style-name="P2"><text:span text:style-name="T1">Fish</text:span></text:p>
          </draw:text-box>
        </draw:frame>
        <draw:frame draw:style-name="gr10" draw:text-style-name="P2" draw:layer="layout" svg:width="3.1cm" svg:height="0.85cm" svg:x="11.6cm" svg:y="10.65cm">
          <draw:text-box>
            <text:p text:style-name="P2"><text:span text:style-name="T1">Small Pets</text:span></text:p>
          </draw:text-box>
        </draw:frame>
        <draw:frame draw:style-name="gr10" draw:text-style-name="P2" draw:layer="layout" svg:width="3.1cm" svg:height="0.85cm" svg:x="15.8cm" svg:y="10.65cm">
          <draw:text-box>
            <text:p text:style-name="P2"><text:span text:style-name="T1">Bird</text:span></text:p>
          </draw:text-box>
        </draw:frame>
        <draw:frame draw:style-name="gr10" draw:text-style-name="P2" draw:layer="layout" svg:width="3.1cm" svg:height="0.85cm" svg:x="19.4cm" svg:y="10.65cm">
          <draw:text-box>
            <text:p text:style-name="P2"><text:span text:style-name="T1">Reptile</text:span></text:p>
          </draw:text-box>
        </draw:frame>
        <draw:frame draw:style-name="gr10" draw:text-style-name="P2" draw:layer="layout" svg:width="3.1cm" svg:height="0.85cm" svg:x="11.9cm" svg:y="14.05cm">
          <draw:text-box>
            <text:p text:style-name="P2"><text:span text:style-name="T1">Equine</text:span></text:p>
          </draw:text-box>
        </draw:frame>
        <draw:frame draw:style-name="gr11" draw:text-style-name="P3" draw:layer="layout" svg:width="3.1cm" svg:height="1.773cm" svg:x="11.2cm" svg:y="5.527cm">
          <draw:text-box>
            <text:p text:style-name="P3"><text:span text:style-name="T2">Relevant</text:span></text:p>
            <text:p text:style-name="P3"><text:span text:style-name="T2">image</text:span></text:p>
          </draw:text-box>
        </draw:frame>
        <draw:frame draw:style-name="gr11" draw:text-style-name="P3" draw:layer="layout" svg:width="3.1cm" svg:height="1.773cm" svg:x="14.9cm" svg:y="5.528cm">
          <draw:text-box>
            <text:p text:style-name="P3"><text:span text:style-name="T2">Relevant</text:span></text:p>
            <text:p text:style-name="P3"><text:span text:style-name="T2">image</text:span></text:p>
          </draw:text-box>
        </draw:frame>
        <draw:frame draw:style-name="gr11" draw:text-style-name="P3" draw:layer="layout" svg:width="3.1cm" svg:height="1.773cm" svg:x="18.7cm" svg:y="5.529cm">
          <draw:text-box>
            <text:p text:style-name="P3"><text:span text:style-name="T2">Relevant</text:span></text:p>
            <text:p text:style-name="P3"><text:span text:style-name="T2">image</text:span></text:p>
          </draw:text-box>
        </draw:frame>
        <draw:frame draw:style-name="gr11" draw:text-style-name="P3" draw:layer="layout" svg:width="3.1cm" svg:height="1.773cm" svg:x="18.7cm" svg:y="8.73cm">
          <draw:text-box>
            <text:p text:style-name="P3"><text:span text:style-name="T2">Relevant</text:span></text:p>
            <text:p text:style-name="P3"><text:span text:style-name="T2">image</text:span></text:p>
          </draw:text-box>
        </draw:frame>
        <draw:frame draw:style-name="gr11" draw:text-style-name="P3" draw:layer="layout" svg:width="3.1cm" svg:height="1.773cm" svg:x="14.9cm" svg:y="8.731cm">
          <draw:text-box>
            <text:p text:style-name="P3"><text:span text:style-name="T2">Relevant</text:span></text:p>
            <text:p text:style-name="P3"><text:span text:style-name="T2">image</text:span></text:p>
          </draw:text-box>
        </draw:frame>
        <draw:frame draw:style-name="gr11" draw:text-style-name="P3" draw:layer="layout" svg:width="3.1cm" svg:height="1.773cm" svg:x="11.2cm" svg:y="8.732cm">
          <draw:text-box>
            <text:p text:style-name="P3"><text:span text:style-name="T2">Relevant</text:span></text:p>
            <text:p text:style-name="P3"><text:span text:style-name="T2">image</text:span></text:p>
          </draw:text-box>
        </draw:frame>
        <draw:frame draw:style-name="gr11" draw:text-style-name="P3" draw:layer="layout" svg:width="3.1cm" svg:height="1.773cm" svg:x="11.2cm" svg:y="12.133cm">
          <draw:text-box>
            <text:p text:style-name="P3"><text:span text:style-name="T2">Relevant</text:span></text:p>
            <text:p text:style-name="P3"><text:span text:style-name="T2">image</text:span></text:p>
          </draw:text-box>
        </draw:frame>
        <draw:frame draw:style-name="gr12" draw:text-style-name="P4" draw:layer="layout" svg:width="4.1cm" svg:height="1.15cm" svg:x="7.6cm" svg:y="5.3cm">
          <draw:text-box>
            <text:p text:style-name="P4"><text:span text:style-name="T3">Dog Food</text:span></text:p>
          </draw:text-box>
        </draw:frame>
        <draw:frame draw:style-name="gr12" draw:text-style-name="P4" draw:layer="layout" svg:width="4.1cm" svg:height="1.15cm" svg:x="7.6cm" svg:y="5.7cm">
          <draw:text-box>
            <text:p text:style-name="P4"><text:span text:style-name="T3">Dog Health Care</text:span></text:p>
          </draw:text-box>
        </draw:frame>
        <draw:frame draw:style-name="gr12" draw:text-style-name="P4" draw:layer="layout" svg:width="4.1cm" svg:height="1.15cm" svg:x="7.6cm" svg:y="6.1cm">
          <draw:text-box>
            <text:p text:style-name="P4"><text:span text:style-name="T3">Dog Flea and Tick</text:span></text:p>
          </draw:text-box>
        </draw:frame>
        <draw:frame draw:style-name="gr12" draw:text-style-name="P4" draw:layer="layout" svg:width="4.1cm" svg:height="1.15cm" svg:x="7.6cm" svg:y="6.8cm">
          <draw:text-box>
            <text:p text:style-name="P4"><text:span text:style-name="T3">Cat Food</text:span></text:p>
          </draw:text-box>
        </draw:frame>
        <draw:frame draw:style-name="gr12" draw:text-style-name="P4" draw:layer="layout" svg:width="4.1cm" svg:height="1.15cm" svg:x="7.6cm" svg:y="7.6cm">
          <draw:text-box>
            <text:p text:style-name="P4"><text:span text:style-name="T3">Cat Flea and Tick</text:span></text:p>
          </draw:text-box>
        </draw:frame>
        <draw:frame draw:style-name="gr12" draw:text-style-name="P4" draw:layer="layout" svg:width="4.1cm" svg:height="1.15cm" svg:x="7.6cm" svg:y="7.2cm">
          <draw:text-box>
            <text:p text:style-name="P4"><text:span text:style-name="T3">Cat Health Care</text:span></text:p>
          </draw:text-box>
        </draw:frame>
        <draw:line draw:style-name="gr13" draw:text-style-name="P1" draw:layer="layout" svg:x1="8cm" svg:y1="6.8cm" svg:x2="10.2cm" svg:y2="6.8cm">
          <text:p/>
        </draw:line>
        <draw:line draw:style-name="gr13" draw:text-style-name="P1" draw:layer="layout" svg:x1="8cm" svg:y1="8.3cm" svg:x2="10.2cm" svg:y2="8.3cm">
          <text:p/>
        </draw:line>
        <draw:frame draw:style-name="gr14" draw:text-style-name="P4" draw:layer="layout" svg:width="4.1cm" svg:height="0.669cm" svg:x="7.6cm" svg:y="8.331cm">
          <draw:text-box>
            <text:p text:style-name="P4"><text:span text:style-name="T3">Fish Medications</text:span></text:p>
          </draw:text-box>
        </draw:frame>
        <draw:frame draw:style-name="gr15" draw:text-style-name="P4" draw:layer="layout" svg:width="4.1cm" svg:height="0.7cm" svg:x="7.6cm" svg:y="8.7cm">
          <draw:text-box>
            <text:p text:style-name="P4"><text:span text:style-name="T3">Live Plant Care</text:span></text:p>
          </draw:text-box>
        </draw:frame>
        <draw:line draw:style-name="gr13" draw:text-style-name="P1" draw:layer="layout" svg:x1="8cm" svg:y1="9.4cm" svg:x2="10.2cm" svg:y2="9.4cm">
          <text:p/>
        </draw:line>
        <draw:frame draw:style-name="gr14" draw:text-style-name="P4" draw:layer="layout" svg:width="4.1cm" svg:height="0.669cm" svg:x="7.6cm" svg:y="9.431cm">
          <draw:text-box>
            <text:p text:style-name="P4"><text:span text:style-name="T3">Small Pet Food </text:span></text:p>
          </draw:text-box>
        </draw:frame>
        <draw:frame draw:style-name="gr14" draw:text-style-name="P4" draw:layer="layout" svg:width="4.1cm" svg:height="0.669cm" svg:x="7.6cm" svg:y="9.9cm">
          <draw:text-box>
            <text:p text:style-name="P4"><text:span text:style-name="T3">Small Pet Grooming</text:span></text:p>
          </draw:text-box>
        </draw:frame>
        <draw:line draw:style-name="gr13" draw:text-style-name="P1" draw:layer="layout" svg:x1="8cm" svg:y1="12cm" svg:x2="10.2cm" svg:y2="12cm">
          <text:p/>
        </draw:line>
        <draw:line draw:style-name="gr13" draw:text-style-name="P1" draw:layer="layout" svg:x1="8cm" svg:y1="10.6cm" svg:x2="10.2cm" svg:y2="10.6cm">
          <text:p/>
        </draw:line>
        <draw:frame draw:style-name="gr14" draw:text-style-name="P4" draw:layer="layout" svg:width="4.1cm" svg:height="0.669cm" svg:x="7.7cm" svg:y="10.6cm">
          <draw:text-box>
            <text:p text:style-name="P4"><text:span text:style-name="T3">Wild Bird Food </text:span></text:p>
          </draw:text-box>
        </draw:frame>
        <draw:frame draw:style-name="gr14" draw:text-style-name="P4" draw:layer="layout" svg:width="4.1cm" svg:height="0.669cm" svg:x="7.7cm" svg:y="11.001cm">
          <draw:text-box>
            <text:p text:style-name="P4"><text:span text:style-name="T3">Wild Animal Food </text:span></text:p>
          </draw:text-box>
        </draw:frame>
        <draw:frame draw:style-name="gr14" draw:text-style-name="P4" draw:layer="layout" svg:width="4.1cm" svg:height="0.669cm" svg:x="7.7cm" svg:y="11.402cm">
          <draw:text-box>
            <text:p text:style-name="P4"><text:span text:style-name="T3">Bird Health Care </text:span></text:p>
          </draw:text-box>
        </draw:frame>
        <draw:frame draw:style-name="gr14" draw:text-style-name="P4" draw:layer="layout" svg:width="4.1cm" svg:height="0.669cm" svg:x="7.7cm" svg:y="12.002cm">
          <draw:text-box>
            <text:p text:style-name="P4"><text:span text:style-name="T3">Reptile Food </text:span></text:p>
          </draw:text-box>
        </draw:frame>
        <draw:frame draw:style-name="gr14" draw:text-style-name="P4" draw:layer="layout" svg:width="4.1cm" svg:height="0.669cm" svg:x="7.7cm" svg:y="12.403cm">
          <draw:text-box>
            <text:p text:style-name="P4"><text:span text:style-name="T3">Reptile Medication </text:span></text:p>
          </draw:text-box>
        </draw:frame>
        <draw:line draw:style-name="gr13" draw:text-style-name="P1" draw:layer="layout" svg:x1="8cm" svg:y1="13.1cm" svg:x2="10.2cm" svg:y2="13.1cm">
          <text:p/>
        </draw:line>
        <draw:frame draw:style-name="gr14" draw:text-style-name="P4" draw:layer="layout" svg:width="4.1cm" svg:height="0.669cm" svg:x="7.7cm" svg:y="13.104cm">
          <draw:text-box>
            <text:p text:style-name="P4"><text:span text:style-name="T3">Equine Medicine</text:span></text:p>
          </draw:text-box>
        </draw:frame>
        <draw:frame draw:style-name="gr14" draw:text-style-name="P4" draw:layer="layout" svg:width="4.1cm" svg:height="0.669cm" svg:x="7.7cm" svg:y="13.505cm">
          <draw:text-box>
            <text:p text:style-name="P4"><text:span text:style-name="T3">Horse Food</text:span></text:p>
          </draw:text-box>
        </draw:frame>
        <draw:frame draw:style-name="gr14" draw:text-style-name="P4" draw:layer="layout" svg:width="4.1cm" svg:height="0.669cm" svg:x="7.7cm" svg:y="13.906cm">
          <draw:text-box>
            <text:p text:style-name="P4"><text:span text:style-name="T3">Horse Groom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0:10:52.065000000</meta:creation-date>
    <dc:date>2014-12-01T23:33:07.395000000</dc:date>
    <meta:editing-duration>PT6M20S</meta:editing-duration>
    <meta:editing-cycles>2</meta:editing-cycles>
    <meta:generator>LibreOffice/4.2.6.3$Windows_x86 LibreOffice_project/3fd416d4c6db7d3204c17ce57a1d70f6e531ee21</meta:generator>
    <meta:document-statistic meta:object-count="78"/>
  </office:meta>
</office:document-meta>
</file>